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92.59mm"/>
    </style:style>
    <style:style style:name="co4" style:family="table-column">
      <style:table-column-properties fo:break-before="auto" style:column-width="45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pon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id_Reponse</text:p>
          </table:table-cell>
          <table:table-cell office:value-type="string" calcext:value-type="string">
            <text:p>id_Question</text:p>
          </table:table-cell>
          <table:table-cell table:style-name="Default" office:value-type="string" calcext:value-type="string">
            <text:p>proposition_Reponse</text:p>
          </table:table-cell>
          <table:table-cell office:value-type="string" calcext:value-type="string">
            <text:p>reponse_Repon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XMTML1,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ML stri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ML 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le langage u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un jeu de caractè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un code de caractè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header&gt;&lt;/header&gt;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div class="entete"&gt;&lt;/div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div&gt;&lt;/div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lt;div&gt;&lt;/div&gt;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lt;footer&gt;&lt;/footer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lt;div class="pied"&gt;&lt;/div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ilé par le serve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ilé par le navigateu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rprété par le navigat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e pré-incrément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e post-incrém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tte écriture n'est pas correcte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3:42:54.120979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1:28:28.381986369</meta:creation-date>
    <dc:date>2019-01-28T13:44:04.487329425</dc:date>
    <meta:editing-duration>PT6M39S</meta:editing-duration>
    <meta:editing-cycles>6</meta:editing-cycles>
    <meta:generator>LibreOffice/6.0.7.3$Linux_X86_64 LibreOffice_project/00m0$Build-3</meta:generator>
    <meta:document-statistic meta:table-count="1" meta:cell-count="76" meta:object-count="0"/>
  </office:meta>
</office:document-meta>
</file>